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a87b" officeooo:paragraph-rsid="001ea87b"/>
    </style:style>
    <style:style style:name="P2" style:family="paragraph" style:parent-style-name="Standard">
      <style:text-properties officeooo:rsid="002022fa" officeooo:paragraph-rsid="002022fa"/>
    </style:style>
    <style:style style:name="P3" style:family="paragraph" style:parent-style-name="Standard">
      <style:text-properties officeooo:rsid="002022fa" officeooo:paragraph-rsid="002095cc"/>
    </style:style>
    <style:style style:name="P4" style:family="paragraph" style:parent-style-name="Standard">
      <style:text-properties officeooo:rsid="002095cc" officeooo:paragraph-rsid="0026b446"/>
    </style:style>
    <style:style style:name="P5" style:family="paragraph" style:parent-style-name="Standard">
      <style:text-properties officeooo:rsid="00228e7d" officeooo:paragraph-rsid="002312c3"/>
    </style:style>
    <style:style style:name="P6" style:family="paragraph" style:parent-style-name="Standard">
      <style:text-properties officeooo:paragraph-rsid="00228e7d"/>
    </style:style>
    <style:style style:name="P7" style:family="paragraph" style:parent-style-name="Text_20_body">
      <style:text-properties officeooo:rsid="002312c3" officeooo:paragraph-rsid="0024125d"/>
    </style:style>
    <style:style style:name="P8" style:family="paragraph" style:parent-style-name="Standard">
      <style:text-properties fo:font-weight="normal" officeooo:rsid="00228e7d" officeooo:paragraph-rsid="00228e7d" style:font-weight-asian="normal" style:font-weight-complex="normal"/>
    </style:style>
    <style:style style:name="P9" style:family="paragraph" style:parent-style-name="Standard">
      <style:text-properties fo:font-weight="normal" officeooo:rsid="002312c3" officeooo:paragraph-rsid="002312c3" style:font-weight-asian="normal" style:font-weight-complex="normal"/>
    </style:style>
    <style:style style:name="P10" style:family="paragraph" style:parent-style-name="Standard">
      <style:text-properties fo:font-weight="normal" officeooo:rsid="002022fa" officeooo:paragraph-rsid="0026b446" style:font-weight-asian="normal" style:font-weight-complex="normal"/>
    </style:style>
    <style:style style:name="P11" style:family="paragraph" style:parent-style-name="Standard">
      <style:text-properties fo:font-weight="normal" officeooo:rsid="0026b446" officeooo:paragraph-rsid="0026b446" style:font-weight-asian="normal" style:font-weight-complex="normal"/>
    </style:style>
    <style:style style:name="P12" style:family="paragraph" style:parent-style-name="Standard">
      <style:text-properties fo:font-weight="normal" officeooo:rsid="00283e99" officeooo:paragraph-rsid="00283e99" style:font-weight-asian="normal" style:font-weight-complex="normal"/>
    </style:style>
    <style:style style:name="P13" style:family="paragraph" style:parent-style-name="Text_20_body" style:list-style-name="L1"/>
    <style:style style:name="P14" style:family="paragraph" style:parent-style-name="Text_20_body" style:list-style-name="L1">
      <style:text-properties officeooo:rsid="00252831" officeooo:paragraph-rsid="00252831"/>
    </style:style>
    <style:style style:name="P15" style:family="paragraph" style:parent-style-name="Text_20_body" style:list-style-name="L1">
      <style:paragraph-properties fo:margin-top="0cm" fo:margin-bottom="0cm" loext:contextual-spacing="false"/>
    </style:style>
    <style:style style:name="T1" style:family="text">
      <style:text-properties officeooo:rsid="002095cc"/>
    </style:style>
    <style:style style:name="T2" style:family="text">
      <style:text-properties officeooo:rsid="00228e7d"/>
    </style:style>
    <style:style style:name="T3" style:family="text">
      <style:text-properties fo:font-weight="normal" style:font-weight-asian="normal" style:font-weight-complex="normal"/>
    </style:style>
    <style:style style:name="T4" style:family="text">
      <style:text-properties fo:font-weight="normal" officeooo:rsid="00228e7d" style:font-weight-asian="normal" style:font-weight-complex="normal"/>
    </style:style>
    <style:style style:name="T5" style:family="text">
      <style:text-properties fo:font-weight="normal" officeooo:rsid="002312c3" style:font-weight-asian="normal" style:font-weight-complex="normal"/>
    </style:style>
    <style:style style:name="T6" style:family="text">
      <style:text-properties fo:font-weight="normal" officeooo:rsid="0024125d" style:font-weight-asian="normal" style:font-weight-complex="normal"/>
    </style:style>
    <style:style style:name="T7" style:family="text">
      <style:text-properties fo:font-weight="normal" officeooo:rsid="00252831" style:font-weight-asian="normal" style:font-weight-complex="normal"/>
    </style:style>
    <style:style style:name="T8" style:family="text">
      <style:text-properties officeooo:rsid="00252831"/>
    </style:style>
    <style:style style:name="T9" style:family="text">
      <style:text-properties officeooo:rsid="0026b446"/>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bjetivo</text:p>
      <text:p text:style-name="P1"/>
      <text:p text:style-name="P2">El objetivo de este trabajo práctico es subir un software a un repositorio PPA, para luego añadir este repositorio a <text:span text:style-name="T1">nuestro</text:span> sistema <text:span text:style-name="T1">UNIX</text:span> y poder descargarlo e instalarlo.</text:p>
      <text:p text:style-name="P2"/>
      <text:p text:style-name="P2">¿Qué es PPA?</text:p>
      <text:p text:style-name="P2"/>
      <text:p text:style-name="P3">PPA, llamado así por sus siglas en inglés Personal Package Archive, es un repositorio de software <text:span text:style-name="T1">para sistemas de tipo UNIX</text:span> <text:span text:style-name="T1">dedicado a la subida </text:span>exclusiv<text:span text:style-name="T1">a</text:span> de source packages. <text:span text:style-name="T8">Este repositorio no pertenece a los repositorios oficiales. En otras palabras, para poder descargar e instalar un software ubicado en el repositorio primero se debe agregar el mismo a la lista de repositorios en nuestro sistema, y luego finalmente gestionar el mismo como cualquier software ubicado en los repositorios oficiales.</text:span></text:p>
      <text:p text:style-name="P3">Estos paquetes, luego de ser subidos al repositorio, serán <text:span text:style-name="T1">generados en forma de paquetes binarios</text:span> y publicados como <text:span text:style-name="T1">un repositorio APT por Launchpad, para que puedan ser accedidos libremente por cualquier usuario.</text:span></text:p>
      <text:p text:style-name="P6"><text:span text:style-name="T2">APT, o </text:span><text:span text:style-name="T3">Advanced Package Tool, </text:span><text:span text:style-name="T4">es un software libre dedicado a la gestión de software en distribuciones Debian y sus variantes. APT simplifica el proceso de manipulación de software automatizando la bajada, configuración e instalación del mismo, ya sea mediante archivos precompilados o compilando código fuente.</text:span></text:p>
      <text:p text:style-name="P8"/>
      <text:p text:style-name="P8">¿Por qué un repositorio PPA?</text:p>
      <text:p text:style-name="P8"/>
      <text:p text:style-name="P5"><text:span text:style-name="T3">El repositorio PPA no solo ofrece la </text:span><text:span text:style-name="T5">posibilidad de almacenar nuestro software en la nube y encargarse de generar los paquete binarios, si no que también permite llevar un versionado de nuestro software en el mismo repositorio.</text:span></text:p>
      <text:p text:style-name="P9">Esto quiere decir que al modificar nuestro codigo fuente, y lógicamente su versión, solo se debe crear el source package y subirlo al repositorio para que esté disponible para los usuarios de nuestro software. El usuario, de la misma manera que maneja software ubicado en repositorios oficiales de Ubuntu, mediante un comando en consola tiene la posibilidad de actualizar el software descargado.</text:p>
      <text:p text:style-name="P9"/>
      <text:p text:style-name="P9">Source Package vs. Binary Package</text:p>
      <text:p text:style-name="P9"/>
      <text:p text:style-name="P12">Antes que nada, deberíamos saber que son o que contienen los paquetes sobre los que estamos tratando.</text:p>
      <text:p text:style-name="P9"/>
      <text:p text:style-name="P4">Los source packages, <text:span text:style-name="T9">o paquetes fuente,</text:span> contienen todos los archivos necesarios para compilar o construir el software deseado.</text:p>
      <text:p text:style-name="P10"/>
      <text:p text:style-name="P11">Los binary packages, o paquetes binarios, son paquetes de aplicación que contienen especificamente archivos ejecutables preconstruidos. Para correr estos ejecutables, es necesario descomprimir el paquete; generalmente hay sistemas de gestión de paquetes que se encargan de realizar este trabajo (por ejemplo apt, dpkg).</text:p>
      <text:p text:style-name="P9"/>
      <text:p text:style-name="P7"><text:span text:style-name="T6">Hay varias maneras muy sencillas de generar paquetes binarios, como paquetes </text:span><text:span text:style-name="T3">.deb </text:span><text:span text:style-name="T6">para </text:span><text:span text:style-name="T3">Debian, .rpm </text:span><text:span text:style-name="T6">para</text:span><text:span text:style-name="T3"> RedHat, etc.</text:span><text:span text:style-name="T6"> </text:span><text:span text:style-name="T3"><text:s/></text:span><text:span text:style-name="T6">Pero, aunque paresca una alternativa agradable para trabajar, no es solamente </text:span><text:span text:style-name="T7">incompatible</text:span><text:span text:style-name="T6"> para subir a un repositorio, </text:span><text:span text:style-name="T7">donde se requieren paquetes fuente, si no que tambien es inferior. Esto es debido a que las distribuciones binarias:</text:span><text:bookmark text:name="line-29"/><text:bookmark text:name="line-28"/></text:p>
      <text:list xml:id="list5233250573626646845" text:style-name="L1">
        <text:list-item>
          <text:p text:style-name="P15"><text:span text:style-name="T8">no proveen una manera unificada de obtener un software</text:span> (<text:span text:style-name="T8">como lo son los repositios APT para los paquetes fuente – apt-get</text:span>)<text:bookmark text:name="line-30"/>.</text:p>
        </text:list-item>
        <text:list-item>
          <text:p text:style-name="P13"><text:soft-page-break/><text:span text:style-name="T8">dificultan (si no imposibilitan) reconstruir un paquete binario debido a la falta de estandarización en el proceso de construcción del paquete y descripciones de las dependencias</text:span>. <text:span text:style-name="T8">A menudo los autores “upstream” (los usuarios que publican su software) suben varias instrucciones en archivos README</text:span>, <text:span text:style-name="T8">las cuales pueden variar de paquete a paquete y no hay garantias de que esten totalmente completas</text:span>; <text:span text:style-name="T8">haciendo que el proceso de reconstruccion del paquete sea bastante frágil</text:span>.<text:bookmark text:name="line-31"/></text:p>
        </text:list-item>
        <text:list-item>
          <text:p text:style-name="P14">están compiladas para una distribución particular de nuesto sistema UNIX.</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jo </meta:initial-creator>
    <meta:creation-date>2015-12-09T14:44:11.513137984</meta:creation-date>
    <dc:date>2015-12-10T14:07:41.244523713</dc:date>
    <dc:creator>Jejo </dc:creator>
    <meta:editing-duration>PT15M51S</meta:editing-duration>
    <meta:editing-cycles>2</meta:editing-cycles>
    <meta:generator>LibreOffice/4.4.6.3$Linux_X86_64 LibreOffice_project/40m0$Build-3</meta:generator>
    <meta:document-statistic meta:table-count="0" meta:image-count="0" meta:object-count="0" meta:page-count="2" meta:paragraph-count="17" meta:word-count="534" meta:character-count="3477" meta:non-whitespace-character-count="2961"/>
  </office:meta>
</office:document-meta>
</file>